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8.83mm" svg:y="57.66mm">
            <draw:object draw:notify-on-update-of-ranges="Sheet1.B2:Sheet1.B51 Sheet1.C2:Sheet1.C51 Sheet1.B2:Sheet1.B51 Sheet1.D2:Sheet1.D51 Sheet1.B2:Sheet1.B51 Sheet1.E2:Sheet1.E51 Sheet1.B2:Sheet1.B51 Sheet1.F2:Sheet1.F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2.7mm" svg:height="62.49mm" svg:x="172.36mm" svg:y="9.23mm">
            <draw:object draw:notify-on-update-of-ranges="Sheet1.C2:Sheet1.C10 Sheet1.D2:Sheet1.D10 Sheet1.C2:Sheet1.C10 Sheet1.C2:Sheet1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<text:s/>Exp</text:p>
          </table:table-cell>
          <table:table-cell office:value-type="string" calcext:value-type="string">
            <text:p><text:s text:c="7"/>XM(01)</text:p>
          </table:table-cell>
          <table:table-cell office:value-type="string" calcext:value-type="string">
            <text:p><text:s text:c="7"/>YM(01)</text:p>
          </table:table-cell>
          <table:table-cell office:value-type="string" calcext:value-type="string">
            <text:p><text:s text:c="7"/>YC(01)</text:p>
          </table:table-cell>
          <table:table-cell office:value-type="string" calcext:value-type="string">
            <text:p><text:s text:c="7"/>YL(01)</text:p>
          </table:table-cell>
          <table:table-cell office:value-type="string" calcext:value-type="string">
            <text:p><text:s text:c="7"/>YU(0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.1" calcext:value-type="float">
            <text:p>273.1</text:p>
          </table:table-cell>
          <table:table-cell office:value-type="float" office:value="610" calcext:value-type="float">
            <text:p>610</text:p>
          </table:table-cell>
          <table:table-cell office:value-type="float" office:value="609.082" calcext:value-type="float">
            <text:p>609.082</text:p>
          </table:table-cell>
          <table:table-cell office:value-type="float" office:value="602.698" calcext:value-type="float">
            <text:p>602.698</text:p>
          </table:table-cell>
          <table:table-cell office:value-type="float" office:value="615.466" calcext:value-type="float">
            <text:p>615.4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2.1" calcext:value-type="float">
            <text:p>272.1</text:p>
          </table:table-cell>
          <table:table-cell office:value-type="float" office:value="560" calcext:value-type="float">
            <text:p>560</text:p>
          </table:table-cell>
          <table:table-cell office:value-type="float" office:value="564.706" calcext:value-type="float">
            <text:p>564.706</text:p>
          </table:table-cell>
          <table:table-cell office:value-type="float" office:value="544.095" calcext:value-type="float">
            <text:p>544.095</text:p>
          </table:table-cell>
          <table:table-cell office:value-type="float" office:value="585.316" calcext:value-type="float">
            <text:p>585.3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1.1" calcext:value-type="float">
            <text:p>271.1</text:p>
          </table:table-cell>
          <table:table-cell office:value-type="float" office:value="537" calcext:value-type="float">
            <text:p>537</text:p>
          </table:table-cell>
          <table:table-cell office:value-type="float" office:value="521.279" calcext:value-type="float">
            <text:p>521.279</text:p>
          </table:table-cell>
          <table:table-cell office:value-type="float" office:value="506.277" calcext:value-type="float">
            <text:p>506.277</text:p>
          </table:table-cell>
          <table:table-cell office:value-type="float" office:value="536.281" calcext:value-type="float">
            <text:p>536.2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.1" calcext:value-type="float">
            <text:p>270.1</text:p>
          </table:table-cell>
          <table:table-cell office:value-type="float" office:value="456" calcext:value-type="float">
            <text:p>456</text:p>
          </table:table-cell>
          <table:table-cell office:value-type="float" office:value="479.837" calcext:value-type="float">
            <text:p>479.837</text:p>
          </table:table-cell>
          <table:table-cell office:value-type="float" office:value="465.47" calcext:value-type="float">
            <text:p>465.47</text:p>
          </table:table-cell>
          <table:table-cell office:value-type="float" office:value="494.204" calcext:value-type="float">
            <text:p>494.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9.1" calcext:value-type="float">
            <text:p>269.1</text:p>
          </table:table-cell>
          <table:table-cell office:value-type="float" office:value="457" calcext:value-type="float">
            <text:p>457</text:p>
          </table:table-cell>
          <table:table-cell office:value-type="float" office:value="440.68" calcext:value-type="float">
            <text:p>440.68</text:p>
          </table:table-cell>
          <table:table-cell office:value-type="float" office:value="425.634" calcext:value-type="float">
            <text:p>425.634</text:p>
          </table:table-cell>
          <table:table-cell office:value-type="float" office:value="455.726" calcext:value-type="float">
            <text:p>455.7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8.1" calcext:value-type="float">
            <text:p>268.1</text:p>
          </table:table-cell>
          <table:table-cell office:value-type="float" office:value="401" calcext:value-type="float">
            <text:p>401</text:p>
          </table:table-cell>
          <table:table-cell office:value-type="float" office:value="403.912" calcext:value-type="float">
            <text:p>403.912</text:p>
          </table:table-cell>
          <table:table-cell office:value-type="float" office:value="390.194" calcext:value-type="float">
            <text:p>390.194</text:p>
          </table:table-cell>
          <table:table-cell office:value-type="float" office:value="417.629" calcext:value-type="float">
            <text:p>417.6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7.1" calcext:value-type="float">
            <text:p>267.1</text:p>
          </table:table-cell>
          <table:table-cell office:value-type="float" office:value="368" calcext:value-type="float">
            <text:p>368</text:p>
          </table:table-cell>
          <table:table-cell office:value-type="float" office:value="369.543" calcext:value-type="float">
            <text:p>369.543</text:p>
          </table:table-cell>
          <table:table-cell office:value-type="float" office:value="355.519" calcext:value-type="float">
            <text:p>355.519</text:p>
          </table:table-cell>
          <table:table-cell office:value-type="float" office:value="383.568" calcext:value-type="float">
            <text:p>383.5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6.1" calcext:value-type="float">
            <text:p>266.1</text:p>
          </table:table-cell>
          <table:table-cell office:value-type="float" office:value="338" calcext:value-type="float">
            <text:p>338</text:p>
          </table:table-cell>
          <table:table-cell office:value-type="float" office:value="337.535" calcext:value-type="float">
            <text:p>337.535</text:p>
          </table:table-cell>
          <table:table-cell office:value-type="float" office:value="315.716" calcext:value-type="float">
            <text:p>315.716</text:p>
          </table:table-cell>
          <table:table-cell office:value-type="float" office:value="359.354" calcext:value-type="float">
            <text:p>359.3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6.1" calcext:value-type="float">
            <text:p>266.1</text:p>
          </table:table-cell>
          <table:table-cell office:value-type="float" office:value="338" calcext:value-type="float">
            <text:p>338</text:p>
          </table:table-cell>
          <table:table-cell office:value-type="float" office:value="337.239" calcext:value-type="float">
            <text:p>337.239</text:p>
          </table:table-cell>
          <table:table-cell office:value-type="float" office:value="315.521" calcext:value-type="float">
            <text:p>315.521</text:p>
          </table:table-cell>
          <table:table-cell office:value-type="float" office:value="358.958" calcext:value-type="float">
            <text:p>358.9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 style:data-style-name="N2" text:time-value="17:05:56.649418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21:08:55.439676764</meta:creation-date>
    <dc:date>2019-03-23T17:08:09.381463698</dc:date>
    <meta:editing-duration>PT32M25S</meta:editing-duration>
    <meta:editing-cycles>6</meta:editing-cycles>
    <meta:generator>LibreOffice/6.1.5.2$Linux_X86_64 LibreOffice_project/10$Build-2</meta:generator>
    <meta:document-statistic meta:table-count="1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2:Sheet1.F51" svg:x="0.32cm" svg:y="0.18cm" svg:width="15.36cm" svg:height="8.64cm">
          <chartooo:coordinate-region svg:x="1.127cm" svg:y="0.379cm" svg:width="14.273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51" chart:class="chart:scatter">
            <chart:domain table:cell-range-address="Sheet1.B2:Sheet1.B51"/>
            <chart:data-point chart:repeated="50"/>
          </chart:series>
          <chart:series chart:style-name="ch7" chart:values-cell-range-address="Sheet1.D2:Sheet1.D51" chart:class="chart:scatter">
            <chart:data-point chart:repeated="50"/>
          </chart:series>
          <chart:series chart:style-name="ch8" chart:values-cell-range-address="Sheet1.E2:Sheet1.E51" chart:class="chart:scatter">
            <chart:data-point chart:repeated="50"/>
          </chart:series>
          <chart:series chart:style-name="ch9" chart:values-cell-range-address="Sheet1.F2:Sheet1.F51" chart:class="chart:scatte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3.1">
                <text:p>273.1</text:p>
                <draw:g>
                  <svg:desc>Sheet1.B2:Sheet1.B51</svg:desc>
                </draw:g>
              </table:table-cell>
              <table:table-cell office:value-type="float" office:value="610">
                <text:p>610</text:p>
                <draw:g>
                  <svg:desc>Sheet1.C2:Sheet1.C51</svg:desc>
                </draw:g>
              </table:table-cell>
              <table:table-cell office:value-type="float" office:value="609.082">
                <text:p>609.082</text:p>
                <draw:g>
                  <svg:desc>Sheet1.D2:Sheet1.D51</svg:desc>
                </draw:g>
              </table:table-cell>
              <table:table-cell office:value-type="float" office:value="602.698">
                <text:p>602.698</text:p>
                <draw:g>
                  <svg:desc>Sheet1.E2:Sheet1.E51</svg:desc>
                </draw:g>
              </table:table-cell>
              <table:table-cell office:value-type="float" office:value="615.466">
                <text:p>615.466</text:p>
                <draw:g>
                  <svg:desc>Sheet1.F2:Sheet1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2.1">
                <text:p>272.1</text:p>
              </table:table-cell>
              <table:table-cell office:value-type="float" office:value="560">
                <text:p>560</text:p>
              </table:table-cell>
              <table:table-cell office:value-type="float" office:value="564.706">
                <text:p>564.706</text:p>
              </table:table-cell>
              <table:table-cell office:value-type="float" office:value="544.095">
                <text:p>544.095</text:p>
              </table:table-cell>
              <table:table-cell office:value-type="float" office:value="585.316">
                <text:p>585.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1.1">
                <text:p>271.1</text:p>
              </table:table-cell>
              <table:table-cell office:value-type="float" office:value="537">
                <text:p>537</text:p>
              </table:table-cell>
              <table:table-cell office:value-type="float" office:value="521.279">
                <text:p>521.279</text:p>
              </table:table-cell>
              <table:table-cell office:value-type="float" office:value="506.277">
                <text:p>506.277</text:p>
              </table:table-cell>
              <table:table-cell office:value-type="float" office:value="536.281">
                <text:p>536.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.1">
                <text:p>270.1</text:p>
              </table:table-cell>
              <table:table-cell office:value-type="float" office:value="456">
                <text:p>456</text:p>
              </table:table-cell>
              <table:table-cell office:value-type="float" office:value="479.837">
                <text:p>479.837</text:p>
              </table:table-cell>
              <table:table-cell office:value-type="float" office:value="465.47">
                <text:p>465.47</text:p>
              </table:table-cell>
              <table:table-cell office:value-type="float" office:value="494.204">
                <text:p>494.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.1">
                <text:p>269.1</text:p>
              </table:table-cell>
              <table:table-cell office:value-type="float" office:value="457">
                <text:p>457</text:p>
              </table:table-cell>
              <table:table-cell office:value-type="float" office:value="440.68">
                <text:p>440.68</text:p>
              </table:table-cell>
              <table:table-cell office:value-type="float" office:value="425.634">
                <text:p>425.634</text:p>
              </table:table-cell>
              <table:table-cell office:value-type="float" office:value="455.726">
                <text:p>455.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8.1">
                <text:p>268.1</text:p>
              </table:table-cell>
              <table:table-cell office:value-type="float" office:value="401">
                <text:p>401</text:p>
              </table:table-cell>
              <table:table-cell office:value-type="float" office:value="403.912">
                <text:p>403.912</text:p>
              </table:table-cell>
              <table:table-cell office:value-type="float" office:value="390.194">
                <text:p>390.194</text:p>
              </table:table-cell>
              <table:table-cell office:value-type="float" office:value="417.629">
                <text:p>417.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7.1">
                <text:p>267.1</text:p>
              </table:table-cell>
              <table:table-cell office:value-type="float" office:value="368">
                <text:p>368</text:p>
              </table:table-cell>
              <table:table-cell office:value-type="float" office:value="369.543">
                <text:p>369.543</text:p>
              </table:table-cell>
              <table:table-cell office:value-type="float" office:value="355.519">
                <text:p>355.519</text:p>
              </table:table-cell>
              <table:table-cell office:value-type="float" office:value="383.568">
                <text:p>383.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6.1">
                <text:p>266.1</text:p>
              </table:table-cell>
              <table:table-cell office:value-type="float" office:value="338">
                <text:p>338</text:p>
              </table:table-cell>
              <table:table-cell office:value-type="float" office:value="337.535">
                <text:p>337.535</text:p>
              </table:table-cell>
              <table:table-cell office:value-type="float" office:value="315.716">
                <text:p>315.716</text:p>
              </table:table-cell>
              <table:table-cell office:value-type="float" office:value="359.354">
                <text:p>359.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6.1">
                <text:p>266.1</text:p>
              </table:table-cell>
              <table:table-cell office:value-type="float" office:value="338">
                <text:p>338</text:p>
              </table:table-cell>
              <table:table-cell office:value-type="float" office:value="337.239">
                <text:p>337.239</text:p>
              </table:table-cell>
              <table:table-cell office:value-type="float" office:value="315.521">
                <text:p>315.521</text:p>
              </table:table-cell>
              <table:table-cell office:value-type="float" office:value="358.958">
                <text:p>358.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271cm" svg:height="6.25cm" xlink:href=".." xlink:type="simple" chart:class="chart:scatter" chart:column-mapping="0 1 0" chart:style-name="ch1">
        <chart:plot-area chart:style-name="ch2" table:cell-range-address="Sheet1.C2:Sheet1.D10" svg:x="0.125cm" svg:y="0.125cm" svg:width="6.021cm" svg:height="6cm">
          <chartooo:coordinate-region svg:x="0.932cm" svg:y="0.324cm" svg:width="4.934cm" svg:height="5.15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10" chart:class="chart:scatter">
            <chart:domain table:cell-range-address="Sheet1.C2:Sheet1.C10"/>
            <chart:data-point chart:repeated="9"/>
          </chart:series>
          <chart:series chart:style-name="ch6" chart:values-cell-range-address="Sheet1.C2:Sheet1.C10" chart:class="chart:scatte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0">
                <text:p>610</text:p>
                <draw:g>
                  <svg:desc>Sheet1.C2:Sheet1.C10</svg:desc>
                </draw:g>
              </table:table-cell>
              <table:table-cell office:value-type="float" office:value="609.082">
                <text:p>609.082</text:p>
                <draw:g>
                  <svg:desc>Sheet1.D2:Sheet1.D10</svg:desc>
                </draw:g>
              </table:table-cell>
              <table:table-cell office:value-type="float" office:value="610">
                <text:p>610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">
                <text:p>560</text:p>
              </table:table-cell>
              <table:table-cell office:value-type="float" office:value="564.706">
                <text:p>564.70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7">
                <text:p>537</text:p>
              </table:table-cell>
              <table:table-cell office:value-type="float" office:value="521.279">
                <text:p>521.27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6">
                <text:p>456</text:p>
              </table:table-cell>
              <table:table-cell office:value-type="float" office:value="479.837">
                <text:p>479.83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7">
                <text:p>457</text:p>
              </table:table-cell>
              <table:table-cell office:value-type="float" office:value="440.68">
                <text:p>440.6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1">
                <text:p>401</text:p>
              </table:table-cell>
              <table:table-cell office:value-type="float" office:value="403.912">
                <text:p>403.91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8">
                <text:p>368</text:p>
              </table:table-cell>
              <table:table-cell office:value-type="float" office:value="369.543">
                <text:p>369.54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8">
                <text:p>338</text:p>
              </table:table-cell>
              <table:table-cell office:value-type="float" office:value="337.535">
                <text:p>337.53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8">
                <text:p>338</text:p>
              </table:table-cell>
              <table:table-cell office:value-type="float" office:value="337.239">
                <text:p>337.239</text:p>
              </table:table-cell>
              <table:table-cell office:value-type="float" office:value="338">
                <text:p>3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